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/>
    </style:style>
    <style:style style:name="P2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</style:style>
    <style:style style:name="P3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</style:style>
    <style:style style:name="P4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</style:style>
    <style:style style:name="P5" style:parent-style-name="ListParagraph" style:family="paragraph"/>
    <style:style style:name="P6" style:parent-style-name="ListParagraph" style:family="paragraph"/>
    <style:style style:name="P7" style:parent-style-name="ListParagraph" style:family="paragraph"/>
    <style:style style:name="P8" style:parent-style-name="ListParagraph" style:family="paragraph"/>
    <style:style style:name="P9" style:parent-style-name="ListParagraph" style:family="paragraph"/>
    <style:style style:name="P10" style:parent-style-name="ListParagraph" style:family="paragraph"/>
    <style:style style:name="P11" style:parent-style-name="Normal" style:family="paragraph">
      <style:paragraph-properties fo:margin-left="0.5in">
        <style:tab-stops/>
      </style:paragraph-properties>
    </style:style>
    <style:style style:name="P12" style:parent-style-name="Normal" style:family="paragraph">
      <style:paragraph-properties fo:margin-left="0.5in">
        <style:tab-stops/>
      </style:paragraph-properties>
    </style:style>
    <style:style style:name="P13" style:parent-style-name="ListParagraph" style:family="paragraph">
      <style:paragraph-properties fo:margin-left="0.75in">
        <style:tab-stops/>
      </style:paragraph-properties>
    </style:style>
    <style:style style:name="P14" style:parent-style-name="ListParagraph" style:family="paragraph"/>
    <style:style style:name="P15" style:parent-style-name="ListParagraph" style:family="paragraph"/>
    <style:style style:name="P16" style:parent-style-name="ListParagraph" style:family="paragraph"/>
    <style:style style:name="P17" style:parent-style-name="ListParagraph" style:family="paragraph"/>
    <style:style style:name="P18" style:parent-style-name="Normal" style:family="paragraph">
      <style:paragraph-properties fo:margin-left="0.25in">
        <style:tab-stops/>
      </style:paragraph-properties>
    </style:style>
    <style:style style:name="TableColumn20" style:family="table-column">
      <style:table-column-properties style:column-width="1.1881in"/>
    </style:style>
    <style:style style:name="TableColumn21" style:family="table-column">
      <style:table-column-properties style:column-width="1.227in"/>
    </style:style>
    <style:style style:name="TableColumn22" style:family="table-column">
      <style:table-column-properties style:column-width="1.4736in"/>
    </style:style>
    <style:style style:name="TableColumn23" style:family="table-column">
      <style:table-column-properties style:column-width="1.268in"/>
    </style:style>
    <style:style style:name="TableColumn24" style:family="table-column">
      <style:table-column-properties style:column-width="1.1041in"/>
    </style:style>
    <style:style style:name="Table19" style:family="table">
      <style:table-properties style:width="6.2611in" fo:margin-left="0in" table:align="left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T34" style:parent-style-name="DefaultParagraphFont" style:family="text">
      <style:text-properties style:text-position="super 63.6%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</style:style>
    <style:style style:name="T37" style:parent-style-name="DefaultParagraphFont" style:family="text">
      <style:text-properties style:text-position="super 63.6%"/>
    </style:style>
    <style:style style:name="TableRow38" style:family="table-row">
      <style:table-row-properties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text-align="center" fo:margin-bottom="0in" fo:line-height="100%"/>
    </style:style>
    <style:style style:name="TableRow49" style:family="table-row">
      <style:table-row-properties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</style:style>
    <style:style style:name="TableRow60" style:family="table-row">
      <style:table-row-properties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</style:style>
    <style:style style:name="TableRow71" style:family="table-row">
      <style:table-row-properties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</style:style>
    <style:style style:name="TableRow82" style:family="table-row">
      <style:table-row-properties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text-align="center" fo:margin-bottom="0in" fo:line-height="100%"/>
    </style:style>
  </office:automatic-styles>
  <office:body>
    <office:text text:use-soft-page-breaks="true">
      <text:p text:style-name="P1">Testing Personal Profile<text:s/></text:p>
      <text:p text:style-name="Normal">Basic Character profile: <text:s/>TED<text:s/></text:p>
      <text:p text:style-name="Normal"/>
      <text:p text:style-name="Normal">Wardrobe Contains: (including base weighting)</text:p>
      <text:p text:style-name="P2">tops</text:p>
      <text:p text:style-name="Normal"><text:tab/>1 black and white t-shirt(0.5)</text:p>
      <text:p text:style-name="Normal"><text:tab/>1 band shirt(0.6)</text:p>
      <text:p text:style-name="Normal"><text:tab/>1 plain red shirt(0.5)<text:s/></text:p>
      <text:p text:style-name="Normal"><text:tab/>1 smart shirt(0.4)</text:p>
      <text:p text:style-name="P3">jackets</text:p>
      <text:p text:style-name="Normal"><text:tab/>1 blue<text:s/>hoodie(0.5)</text:p>
      <text:p text:style-name="Normal"><text:tab/>1 leather jacket(0.6)</text:p>
      <text:p text:style-name="P4">Trousers</text:p>
      <text:p text:style-name="Normal"><text:tab/>1 Blue jeans(0.5)</text:p>
      <text:p text:style-name="Normal"><text:tab/>1 grey jeans(0.5)</text:p>
      <text:list text:style-name="LFO1" text:continue-numbering="true">
        <text:list-item>
          <text:p text:style-name="P5">smart trousers(0.4)</text:p>
        </text:list-item>
      </text:list>
      <text:p text:style-name="Normal"/>
      <text:p text:style-name="Normal">Personal preferences:</text:p>
      <text:list text:style-name="LFO2" text:continue-numbering="true">
        <text:list-item>
          <text:p text:style-name="P6">B&amp;W T<text:s/></text:p>
        </text:list-item>
      </text:list>
      <text:p text:style-name="ListParagraph">Fine with B H <text:s/>&amp; L <text:s/>J</text:p>
      <text:p text:style-name="ListParagraph">Fine with B J <text:s/>&amp; G J</text:p>
      <text:p text:style-name="ListParagraph">Not okay with S T</text:p>
      <text:p text:style-name="ListParagraph"/>
      <text:list text:style-name="LFO2" text:continue-numbering="true">
        <text:list-item>
          <text:p text:style-name="P7">B S</text:p>
        </text:list-item>
      </text:list>
      <text:p text:style-name="ListParagraph">Fine with B H<text:s/></text:p>
      <text:p text:style-name="ListParagraph">Loves with L <text:s/>J</text:p>
      <text:p text:style-name="ListParagraph">Fine with B J <text:s/>&amp; G J</text:p>
      <text:p text:style-name="ListParagraph">Not<text:s/>okay with S T</text:p>
      <text:p text:style-name="ListParagraph"/>
      <text:list text:style-name="LFO2" text:continue-numbering="true">
        <text:list-item>
          <text:p text:style-name="P8">Plain red Shirt</text:p>
        </text:list-item>
      </text:list>
      <text:soft-page-break/>
      <text:p text:style-name="ListParagraph">Fine with L <text:s/>J</text:p>
      <text:p text:style-name="ListParagraph">Not Okay with B h</text:p>
      <text:p text:style-name="ListParagraph">Fine with <text:s/>G J</text:p>
      <text:p text:style-name="ListParagraph">Not Okay with B J</text:p>
      <text:p text:style-name="ListParagraph">Not okay with S T</text:p>
      <text:p text:style-name="ListParagraph"/>
      <text:list text:style-name="LFO2" text:continue-numbering="true">
        <text:list-item>
          <text:p text:style-name="P9">Smart Shirt</text:p>
        </text:list-item>
      </text:list>
      <text:p text:style-name="ListParagraph">Only okay with S T</text:p>
      <text:p text:style-name="ListParagraph"/>
      <text:list text:style-name="LFO2" text:continue-numbering="true">
        <text:list-item>
          <text:p text:style-name="P10">Blue hoodie</text:p>
        </text:list-item>
      </text:list>
      <text:p text:style-name="ListParagraph">Likes with B J<text:s/></text:p>
      <text:p text:style-name="ListParagraph">Okay with everything else bar the S S or S T</text:p>
      <text:p text:style-name="ListParagraph"/>
      <text:p text:style-name="P11">3fine/ 1 yeah 2 fine = yes</text:p>
      <text:p text:style-name="P12">any no <text:s/>= no</text:p>
      <text:p text:style-name="P13"><text:s/></text:p>
      <text:p text:style-name="Normal"/>
      <text:p text:style-name="ListParagraph"/>
      <text:p text:style-name="Normal"/>
      <text:list text:style-name="LFO3" text:continue-numbering="true">
        <text:list-item>
          <text:p text:style-name="P14">Love the band shirt and<text:s/>will wear it with anything but only likes it with the jacket</text:p>
        </text:list-item>
        <text:list-item>
          <text:p text:style-name="P15">Will only wear the smart trousers with the smart shirt and visa versa</text:p>
        </text:list-item>
        <text:list-item>
          <text:p text:style-name="P16">is indifferent to the hoddie and will wear it with most things</text:p>
        </text:list-item>
        <text:list-item>
          <text:p text:style-name="P17">will not wear the plain red shirt with the blue jeans<text:s/></text:p>
        </text:list-item>
      </text:list>
      <text:p text:style-name="P18">#Automate for faster testing?</text:p>
      <table:table table:style-name="Table19">
        <table:table-columns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</table:table-columns>
        <table:table-row table:style-name="TableRow25">
          <table:table-cell table:style-name="TableCell26">
            <text:p text:style-name="P27">Test</text:p>
          </table:table-cell>
          <table:table-cell table:style-name="TableCell28">
            <text:p text:style-name="P29">Epoch</text:p>
          </table:table-cell>
          <table:table-cell table:style-name="TableCell30">
            <text:p text:style-name="P31">Next 5 satisfaction</text:p>
          </table:table-cell>
          <table:table-cell table:style-name="TableCell32">
            <text:p text:style-name="P33">2<text:span text:style-name="T34">nd</text:span><text:s/>attempt<text:s/></text:p>
          </table:table-cell>
          <table:table-cell table:style-name="TableCell35">
            <text:p text:style-name="P36">3<text:span text:style-name="T37">rd</text:span><text:s/>attempt</text:p>
          </table:table-cell>
        </table:table-row>
        <table:table-row table:style-name="TableRow38">
          <table:table-cell table:style-name="TableCell39">
            <text:p text:style-name="P40">1</text:p>
          </table:table-cell>
          <table:table-cell table:style-name="TableCell41">
            <text:p text:style-name="P42">0</text:p>
          </table:table-cell>
          <table:table-cell table:style-name="TableCell43">
            <text:p text:style-name="P44">1/5 good recommendations</text:p>
          </table:table-cell>
          <table:table-cell table:style-name="TableCell45">
            <text:p text:style-name="P46">0/5</text:p>
          </table:table-cell>
          <table:table-cell table:style-name="TableCell47">
            <text:p text:style-name="P48">0/5</text:p>
          </table:table-cell>
        </table:table-row>
        <table:table-row table:style-name="TableRow49">
          <table:table-cell table:style-name="TableCell50">
            <text:p text:style-name="P51">2</text:p>
          </table:table-cell>
          <table:table-cell table:style-name="TableCell52">
            <text:p text:style-name="P53">5</text:p>
          </table:table-cell>
          <table:table-cell table:style-name="TableCell54">
            <text:p text:style-name="P55">0/5 good recommendations</text:p>
          </table:table-cell>
          <table:table-cell table:style-name="TableCell56">
            <text:p text:style-name="P57">1/5</text:p>
          </table:table-cell>
          <table:table-cell table:style-name="TableCell58">
            <text:p text:style-name="P59">2/5</text:p>
          </table:table-cell>
        </table:table-row>
        <table:table-row table:style-name="TableRow60">
          <table:table-cell table:style-name="TableCell61">
            <text:p text:style-name="P62">3</text:p>
          </table:table-cell>
          <table:table-cell table:style-name="TableCell63">
            <text:p text:style-name="P64">10</text:p>
          </table:table-cell>
          <table:table-cell table:style-name="TableCell65">
            <text:p text:style-name="P66">0/5good recommendation</text:p>
          </table:table-cell>
          <table:table-cell table:style-name="TableCell67">
            <text:p text:style-name="P68">2/5</text:p>
          </table:table-cell>
          <table:table-cell table:style-name="TableCell69">
            <text:p text:style-name="P70">2/5</text:p>
          </table:table-cell>
        </table:table-row>
        <table:table-row table:style-name="TableRow71">
          <table:table-cell table:style-name="TableCell72">
            <text:p text:style-name="P73">4</text:p>
          </table:table-cell>
          <table:table-cell table:style-name="TableCell74">
            <text:p text:style-name="P75">15</text:p>
          </table:table-cell>
          <table:table-cell table:style-name="TableCell76">
            <text:p text:style-name="P77">4/5 good recommendations</text:p>
          </table:table-cell>
          <table:table-cell table:style-name="TableCell78">
            <text:p text:style-name="P79">3/5</text:p>
          </table:table-cell>
          <table:table-cell table:style-name="TableCell80">
            <text:p text:style-name="P81">4/5</text:p>
          </table:table-cell>
        </table:table-row>
        <table:table-row table:style-name="TableRow82">
          <table:table-cell table:style-name="TableCell83">
            <text:p text:style-name="P84">5</text:p>
          </table:table-cell>
          <table:table-cell table:style-name="TableCell85">
            <text:p text:style-name="P86">20</text:p>
          </table:table-cell>
          <table:table-cell table:style-name="TableCell87">
            <text:p text:style-name="P88">2/5good recommendations</text:p>
          </table:table-cell>
          <table:table-cell table:style-name="TableCell89">
            <text:p text:style-name="P90">2/5</text:p>
          </table:table-cell>
          <table:table-cell table:style-name="TableCell91">
            <text:p text:style-name="P92">1/5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e Mckeown</meta:initial-creator>
    <dc:creator>Joe Mckeown</dc:creator>
    <meta:creation-date>2021-01-20T13:18:00Z</meta:creation-date>
    <dc:date>2021-01-20T18:02:00Z</dc:date>
    <meta:template xlink:href="Normal" xlink:type="simple"/>
    <meta:editing-cycles>5</meta:editing-cycles>
    <meta:editing-duration>PT4560S</meta:editing-duration>
    <meta:document-statistic meta:page-count="3" meta:paragraph-count="2" meta:word-count="192" meta:character-count="1291" meta:row-count="9" meta:non-whitespace-character-count="1101"/>
  </office:meta>
</office:document-meta>
</file>